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5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telefone</text:p>
          </table:table-cell>
        </table:table-row>
        <table:table-row table:style-name="ro1">
          <table:table-cell office:value-type="string" calcext:value-type="string">
            <text:p>Vivian</text:p>
          </table:table-cell>
          <table:table-cell office:value-type="float" office:value="5581995646748" calcext:value-type="float">
            <text:p>5581995646748</text:p>
          </table:table-cell>
        </table:table-row>
        <table:table-row table:style-name="ro1">
          <table:table-cell office:value-type="string" calcext:value-type="string">
            <text:p>Italo</text:p>
          </table:table-cell>
          <table:table-cell office:value-type="float" office:value="5581999452811" calcext:value-type="float">
            <text:p>5581999452811</text:p>
          </table:table-cell>
        </table:table-row>
        <table:table-row table:style-name="ro1">
          <table:table-cell office:value-type="string" calcext:value-type="string">
            <text:p>Mãe</text:p>
          </table:table-cell>
          <table:table-cell office:value-type="float" office:value="5581988143053" calcext:value-type="float">
            <text:p>5581988143053</text:p>
          </table:table-cell>
        </table:table-row>
        <table:table-row table:style-name="ro1">
          <table:table-cell office:value-type="string" calcext:value-type="string">
            <text:p>Davi</text:p>
          </table:table-cell>
          <table:table-cell office:value-type="float" office:value="5581988455788" calcext:value-type="float">
            <text:p>558198845578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3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23T20:06:04.668840800</meta:creation-date>
    <dc:date>2025-10-23T22:53:41.041033100</dc:date>
    <meta:editing-duration>PT2H36M56S</meta:editing-duration>
    <meta:editing-cycles>1</meta:editing-cycles>
    <meta:document-statistic meta:table-count="1" meta:cell-count="10" meta:object-count="0"/>
    <meta:generator>LibreOffice/25.8.2.2$Windows_X86_64 LibreOffice_project/d401f2107ccab8f924a8e2df40f573aab7605b6f</meta:generator>
  </office:meta>
</office:document-meta>
</file>